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.toMapName( String name , char del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onfig.init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nfig.init( ServletConfig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nfig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.logInf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